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30000013449CB3234.png" manifest:media-type="image/png"/>
  <manifest:file-entry manifest:full-path="Pictures/10000201000000E1000000E1306AA44A.png" manifest:media-type="image/png"/>
  <manifest:file-entry manifest:full-path="Pictures/100000000000012300000134F0EC7BC5.png" manifest:media-type="image/png"/>
  <manifest:file-entry manifest:full-path="Pictures/100000000000011700000110BC3D76BB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Devanagari1" svg:font-family="'Droid Sans Devanagar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Droid Sans Devanagari2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pr1" style:family="presentation" style:parent-style-name="circulos_5f_clasicos-subtitle">
      <style:graphic-properties draw:fill-color="#ffffff" fo:min-height="16.255cm"/>
    </style:style>
    <style:style style:name="pr2" style:family="presentation" style:parent-style-name="circulos_5f_clasicos-notes">
      <style:graphic-properties draw:fill-color="#ffffff" draw:auto-grow-height="true" fo:min-height="10.736cm"/>
    </style:style>
    <style:style style:name="pr3" style:family="presentation" style:parent-style-name="circulos_5f_clasicos-title">
      <style:graphic-properties fo:min-height="3.506cm"/>
    </style:style>
    <style:style style:name="pr4" style:family="presentation" style:parent-style-name="circulos_5f_clasicos-outline1">
      <style:graphic-properties fo:min-height="13.229cm"/>
    </style:style>
    <style:style style:name="pr5" style:family="presentation" style:parent-style-name="circulos_5f_clasicos-notes">
      <style:graphic-properties draw:fill-color="#ffffff" fo:min-height="10.736cm"/>
    </style:style>
    <style:style style:name="pr6" style:family="presentation" style:parent-style-name="circulos_5f_clasicos-notes">
      <style:graphic-properties draw:fill-color="#ffffff" fo:min-height="19.267cm"/>
    </style:style>
    <style:style style:name="P1" style:family="paragraph">
      <style:text-properties style:font-name="Open Sans1"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color="#336600" fo:font-size="9pt" fo:font-weight="bold"/>
    </style:style>
    <style:style style:name="T1" style:family="text">
      <style:text-properties style:font-name="Open Sans1" fo:font-size="44pt" style:font-size-asian="44pt" style:font-size-complex="4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336600" fo:font-size="9pt" fo:font-weight="bold"/>
    </style:style>
    <style:style style:name="T6" style:family="text">
      <style:text-properties fo:color="#336600" style:font-name="Liberation Sans3" fo:font-size="9pt" fo:font-weight="bold" style:font-name-asian="Liberation Sans3" style:font-name-complex="Liberation Sans3"/>
    </style:style>
    <style:style style:name="T7" style:family="text">
      <style:text-properties fo:color="#336600" style:font-name="Liberation Sans" fo:font-size="9pt" fo:font-weight="bold" style:font-name-asian="Liberation Sans3" style:font-name-complex="Liberation Sans3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7da647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7da647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7da647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7da647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7da6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7da6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7da6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7da6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7da6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irculos_5f_clasicos" presentation:presentation-page-layout-name="AL1T32">
        <office:forms form:automatic-focus="false" form:apply-design-mode="false"/>
        <draw:frame presentation:style-name="pr1" draw:text-style-name="P1" draw:layer="layout" svg:width="23.911cm" svg:height="16.255cm" svg:x="2.058cm" svg:y="1.743cm" presentation:class="subtitle">
          <draw:text-box>
            <text:p><text:span text:style-name="T1">Clojure – Why should You care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1" presentation:class="page"/>
          <draw:frame presentation:style-name="pr2" draw:layer="layout" svg:width="14.915cm" svg:height="10.736cm" svg:x="3.339cm" svg:y="13.294cm" presentation:class="notes" presentation:placeholder="true">
            <draw:text-box/>
          </draw:frame>
        </presentation:notes>
      </draw:page>
      <draw:page draw:name="page2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Outline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Two main parts</text:p>
                <text:list>
                  <text:list-item>
                    <text:p>Clojure philosophy</text:p>
                  </text:list-item>
                  <text:list-item>
                    <text:p>Clojure technolog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3cm" svg:height="9.672cm" svg:x="3.742cm" svg:y="2.683cm" draw:page-number="2" presentation:class="page"/>
          <draw:frame presentation:style-name="pr5" draw:layer="layout" svg:width="14.915cm" svg:height="10.736cm" svg:x="3.339cm" svg:y="13.294cm" presentation:class="notes">
            <draw:text-box>
              <text:p>Philosophy – what clojure is and is not,<text:line-break/>what we can do, and how we can do.</text:p>
              <text:p>Technology – tools and processes to make our life easier.</text:p>
            </draw:text-box>
          </draw:frame>
        </presentation:notes>
      </draw:page>
      <draw:page draw:name="page3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 presentation:user-transformed="true">
          <draw:text-box>
            <text:p>Clojure... Why? What? How?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 xml:id="id1" text:id="id1">Why?</text:p>
                <text:list>
                  <text:list-item>
                    <text:p xml:id="id2" text:id="id2">...it is functional*</text:p>
                    <text:list>
                      <text:list-item>
                        <text:p xml:id="id3" text:id="id3">Yeah? So what?</text:p>
                      </text:list-item>
                    </text:list>
                  </text:list-item>
                  <text:list-item>
                    <text:p xml:id="id4" text:id="id4">...it emphasizes modularity</text:p>
                    <text:list>
                      <text:list-item>
                        <text:p xml:id="id5" text:id="id5">...as well as composability</text:p>
                      </text:list-item>
                    </text:list>
                  </text:list-item>
                  <text:list-item>
                    <text:p xml:id="id6" text:id="id6">...it separates concerns</text:p>
                  </text:list-item>
                  <text:list-item>
                    <text:p xml:id="id7" text:id="id7">...it is <text:span text:style-name="T2">dynamic!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093cm" svg:height="9.672cm" svg:x="3.742cm" svg:y="2.683cm" draw:page-number="3" presentation:class="page"/>
          <draw:frame presentation:style-name="pr6" draw:layer="layout" svg:width="14.915cm" svg:height="19.267cm" svg:x="3.339cm" svg:y="13.294cm" presentation:class="notes" presentation:user-transformed="true">
            <draw:text-box>
              <text:p>Why it matters it is functional? What about that star? :)<text:line-break/><text:span text:style-name="T3">No assignment, variables, no value change – no side effects, referentially transparent.</text:span><text:span text:style-name="T3"><text:line-break/></text:span><text:span text:style-name="T3">conventional programs,huge percent,assignments.</text:span><text:span text:style-name="T3"><text:line-break/></text:span><text:span text:style-name="T3">But isn't it logically impossible to make language more powerful by removing features?</text:span><text:span text:style-name="T3"><text:line-break/></text:span><text:span text:style-name="T3">But wait? Powerful – what does it mean for language to be... powerful?</text:span><text:span text:style-name="T3"><text:line-break/></text:span><text:span text:style-name="T3">What are metrics? Amount of typing – why then don't we all use “whitespace”?</text:span><text:span text:style-name="T3"><text:line-break/></text:span><text:span text:style-name="T3">It actually in bottom line depends on view of language creator... Java and manual mem manag.</text:span><text:span text:style-name="T3"><text:line-break/></text:span><text:span text:style-name="T3">If you ask c++ers...</text:span><text:span text:style-name="T3"><text:line-break/></text:span><text:span text:style-name="T3">groovy story...</text:span></text:p>
              <text:p><text:span text:style-name="T3">How about erlang? Ericsson telecom switches </text:span></text:p>
              <text:p>Modularity –<text:span text:style-name="T4"> small modules, composable <text:s/>so how to glue it together... </text:span><text:span text:style-name="T4"><text:line-break/></text:span><text:span text:style-name="T4">Gluing – functions together (composing), HOFs</text:span><text:span text:style-name="T4"><text:line-break/></text:span><text:span text:style-name="T4">Gluing whole programs (linux pipes)</text:span></text:p>
              <text:p/>
              <text:p>Separate concerns – ruby/java example – iteration from what is done in iteration – telephone test</text:p>
            </draw:text-box>
          </draw:frame>
        </presentation:notes>
      </draw:page>
      <draw:page draw:name="page4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 presentation:user-transformed="true">
          <draw:text-box>
            <text:p>Look ma'! That's LISP!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 xml:id="id8" text:id="id8">Homoiconic</text:p>
              </text:list-item>
              <text:list-item>
                <text:p xml:id="id9" text:id="id9">Prefix notation</text:p>
              </text:list-item>
              <text:list-item>
                <text:p xml:id="id10" text:id="id10">Read phase separated from evaluation</text:p>
              </text:list-item>
              <text:list-item>
                <text:p xml:id="id11" text:id="id11">As consequence of previous - macro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093cm" svg:height="9.672cm" svg:x="3.742cm" svg:y="2.683cm" draw:page-number="4" presentation:class="page"/>
          <draw:frame presentation:style-name="pr5" draw:layer="layout" svg:width="14.915cm" svg:height="10.736cm" svg:x="3.339cm" svg:y="13.294cm" presentation:class="notes">
            <draw:text-box>
              <text:p>No, you want get blind because of loads of irritating silly parenthesis</text:p>
            </draw:text-box>
          </draw:frame>
        </presentation:notes>
      </draw:page>
      <draw:page draw:name="page5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Clojure pylons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Time, state, identity, immutability</text:p>
              </text:list-item>
            </text:list>
          </draw:text-box>
        </draw:frame>
        <draw:frame draw:style-name="gr2" draw:text-style-name="P2" draw:layer="layout" svg:width="8.212cm" svg:height="8.887cm" svg:x="3.302cm" svg:y="7.877cm">
          <draw:image xlink:href="Pictures/10000000000001230000013449CB3234.png" xlink:type="simple" xlink:show="embed" xlink:actuate="onLoad">
            <text:p/>
          </draw:image>
        </draw:frame>
        <draw:frame draw:style-name="gr2" draw:text-style-name="P2" draw:layer="layout" svg:width="8.212cm" svg:height="8.887cm" svg:x="13.97cm" svg:y="7.874cm">
          <draw:image xlink:href="Pictures/100000000000012300000134F0EC7BC5.png" xlink:type="simple" xlink:show="embed" xlink:actuate="onLoad">
            <text:p/>
          </draw:image>
        </draw:frame>
        <draw:frame draw:style-name="gr3" draw:text-style-name="P3" draw:layer="layout" svg:width="9.652cm" svg:height="0.607cm" svg:x="3.302cm" svg:y="18.034cm">
          <draw:text-box>
            <text:p><text:span text:style-name="T5">Pictures </text:span><text:span text:style-name="T6">©</text:span><text:span text:style-name="T7"> Fogus &amp; Hous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5" presentation:class="page"/>
          <draw:frame presentation:style-name="pr5" draw:layer="layout" svg:width="14.915cm" svg:height="10.736cm" svg:x="3.339cm" svg:y="13.294cm" presentation:class="notes" presentation:user-transformed="true">
            <draw:text-box>
              <text:p>There, here - nothing can deny I was there :)<text:line-break/>State – object's constant representative amount – snapshot in time – that is value, <text:line-break/>clojure fosters values over mutable objects</text:p>
              <text:p/>
            </draw:text-box>
          </draw:frame>
        </presentation:notes>
      </draw:page>
      <draw:page draw:name="page6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Data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Few data structures </text:p>
                <text:list>
                  <text:list-item>
                    <text:p>List, vector, set, map</text:p>
                  </text:list-item>
                </text:list>
              </text:list-item>
              <text:list-item>
                <text:p>Operations strictly separated from data</text:p>
              </text:list-item>
              <text:list-item>
                <text:p>Segregated from c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6" presentation:class="page"/>
          <draw:frame presentation:style-name="pr5" draw:layer="layout" svg:width="14.915cm" svg:height="10.736cm" svg:x="3.339cm" svg:y="13.294cm" presentation:class="notes">
            <draw:text-box>
              <text:p>This is conceptual contrast to OOP where we have many data structures (classes) with operations bound altogether<text:line-break/><text:line-break/>Persistent ↔ ephemeral</text:p>
              <text:p/>
              <text:p>Before moving to next “to process data – we need...”</text:p>
            </draw:text-box>
          </draw:frame>
        </presentation:notes>
      </draw:page>
      <draw:page draw:name="page7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Functions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First-class citizens in Clojure</text:p>
              </text:list-item>
              <text:list-item>
                <text:p>Data structures functions themselves</text:p>
              </text:list-item>
              <text:list-item>
                <text:p>Ssssssshhhh... (:</text:p>
                <text:list>
                  <text:list-item>
                    <text:p><text:span text:style-name="T8">Clojure is not really, really functional language</text:span></text:p>
                    <text:list>
                      <text:list-item>
                        <text:p><text:span text:style-name="T3">'Coz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7" presentation:class="page"/>
          <draw:frame presentation:style-name="pr5" draw:layer="layout" svg:width="14.915cm" svg:height="10.736cm" svg:x="3.339cm" svg:y="13.294cm" presentation:class="notes" presentation:user-transformed="true">
            <draw:text-box>
              <text:p>can be stored, passed, and returned just like any other piece of data</text:p>
              <text:p/>
              <text:p>Referential transparency of pure functions</text:p>
              <text:p>Yields to reasoning about program<text:line-break/><text:line-break/>Why clojure is not really, really that is pure...because...then next slide</text:p>
            </draw:text-box>
          </draw:frame>
        </presentation:notes>
      </draw:page>
      <draw:page draw:name="page8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Lazyn...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...is in sequen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8" presentation:class="page"/>
          <draw:frame presentation:style-name="pr5" draw:layer="layout" svg:width="14.915cm" svg:height="10.736cm" svg:x="3.339cm" svg:y="13.294cm" presentation:class="notes">
            <draw:text-box>
              <text:p>Shortened title with intention...<text:line-break/><text:line-break/>Nothing really lazy there like ...not willing to do something...<text:line-break/><text:line-break/>As much as is required, when is required and nothing else/more...<text:line-break/><text:line-break/>Now we have seen data, functions, lazyness... let's check out familiar concepts...</text:p>
            </draw:text-box>
          </draw:frame>
        </presentation:notes>
      </draw:page>
      <draw:page draw:name="page9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 presentation:user-transformed="true">
          <draw:text-box>
            <text:p>Polymorphism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Clojure is not OO language!</text:p>
                <text:list>
                  <text:list-item>
                    <text:p>How it can be polymorphic?!</text:p>
                  </text:list-item>
                </text:list>
              </text:list-item>
              <text:list-item>
                <text:p>Meet and greet (: Clojure Protocols</text:p>
              </text:list-item>
              <text:list-item>
                <text:p>Meet and greet (: Multimetho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9" presentation:class="page"/>
          <draw:frame presentation:style-name="pr5" draw:layer="layout" svg:width="14.915cm" svg:height="10.736cm" svg:x="3.339cm" svg:y="13.294cm" presentation:class="notes" presentation:user-transformed="true">
            <draw:text-box>
              <text:p>It is parametric in contrast to inheritance<text:line-break/>Protocols dispatch only and only on type of first argument, they effectively solve expression problem:<text:line-break/><text:span text:style-name="T9">The expression problem refers to the desire to implement an existing set of abstract methods... C# ext methods</text:span></text:p>
              <text:p><text:span text:style-name="T9"/></text:p>
              <text:p><text:span text:style-name="T9">Multimethods...</text:span><text:span text:style-name="T9"><text:line-break/></text:span><text:span text:style-name="T9">Big switch – if/cond/switch it is not polymorphic</text:span></text:p>
              <text:p><text:span text:style-name="T9">Imagine fellow developer of yours...</text:span></text:p>
              <text:p><text:span text:style-name="T9">O-C principle</text:span></text:p>
              <text:p><text:span text:style-name="T9"/></text:p>
            </draw:text-box>
          </draw:frame>
        </presentation:notes>
      </draw:page>
      <draw:page draw:name="page10" draw:style-name="dp1" draw:master-page-name="circulos_5f_clasicos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>
          <draw:text-box>
            <text:p>Encapsulation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It is not provided “out of the box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3cm" svg:height="9.672cm" svg:x="3.742cm" svg:y="2.683cm" draw:page-number="10" presentation:class="page"/>
          <draw:frame presentation:style-name="pr5" draw:layer="layout" svg:width="14.915cm" svg:height="10.736cm" svg:x="3.339cm" svg:y="13.294cm" presentation:class="notes" presentation:user-transformed="true">
            <draw:text-box>
              <text:p>Clojure, if we speak honestly is by default very global :)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Devanagari1" svg:font-family="'Droid Sans Devanagar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Droid Sans Devanagari2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Ana_20_F" draw:display-name="Ana F" draw:style="radial" draw:cx="20%" draw:cy="0%" draw:start-color="#ffffff" draw:end-color="#7da647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irculos_5f_clasicos-background" style:display-name="circulos_clasicos-background" style:family="presentation">
      <style:graphic-properties draw:stroke="none" draw:fill="gradient" draw:fill-gradient-name="Ana_20_F" draw:fill-image-width="0cm" draw:fill-image-height="0cm"/>
    </style:style>
    <style:style style:name="circulos_5f_clasicos-backgroundobjects" style:display-name="circulos_clasicos-backgroundobjects" style:family="presentation">
      <style:graphic-properties draw:shadow="hidden" draw:shadow-offset-x="0.3cm" draw:shadow-offset-y="0.3cm" draw:shadow-color="#808080"/>
    </style:style>
    <style:style style:name="circulos_5f_clasicos-notes" style:display-name="circulos_clasicos-notes" style:family="presentation">
      <style:graphic-properties draw:stroke="none" draw:fill="none">
        <text:list-style style:name="circulos_5f_clasicos-notes" style:display-name="circulos_clasico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2.6000003814697pt" fo:font-style="normal" fo:text-shadow="none" style:text-underline-style="none" fo:font-weight="normal" style:font-name-asian="Lucida Sans Unicode" style:font-family-asian="'Lucida Sans Unicode'" style:font-pitch-asian="variable" style:font-size-asian="22.6000003814697pt" style:font-style-asian="normal" style:font-weight-asian="normal" style:font-name-complex="Tahoma1" style:font-family-complex="Tahoma" style:font-pitch-complex="variable" style:font-size-complex="22.6000003814697pt" style:font-style-complex="normal" style:font-weight-complex="normal" style:font-relief="none"/>
    </style:style>
    <style:style style:name="circulos_5f_clasicos-outline1" style:display-name="circulos_clasicos-outline1" style:family="presentation">
      <style:graphic-properties draw:stroke="none" draw:fill="none">
        <text:list-style style:name="circulos_5f_clasicos-outline1" style:display-name="circulos_clasicos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7da647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7da647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7da647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7da647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7da64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7da64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7da64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7da64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7da64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198a8a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circulos_5f_clasicos-outline2" style:display-name="circulos_clasicos-outline2" style:family="presentation" style:parent-style-name="circulos_5f_clasico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circulos_5f_clasicos-outline3" style:display-name="circulos_clasicos-outline3" style:family="presentation" style:parent-style-name="circulos_5f_clasico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circulos_5f_clasicos-outline4" style:display-name="circulos_clasicos-outline4" style:family="presentation" style:parent-style-name="circulos_5f_clasico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circulos_5f_clasicos-outline5" style:display-name="circulos_clasicos-outline5" style:family="presentation" style:parent-style-name="circulos_5f_clasico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6" style:display-name="circulos_clasicos-outline6" style:family="presentation" style:parent-style-name="circulos_5f_clasico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7" style:display-name="circulos_clasicos-outline7" style:family="presentation" style:parent-style-name="circulos_5f_clasico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8" style:display-name="circulos_clasicos-outline8" style:family="presentation" style:parent-style-name="circulos_5f_clasico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9" style:display-name="circulos_clasicos-outline9" style:family="presentation" style:parent-style-name="circulos_5f_clasico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circulos_5f_clasicos-subtitle" style:display-name="circulos_clasicos-subtitle" style:family="presentation">
      <style:graphic-properties draw:stroke="none" draw:fill="none" draw:textarea-vertical-align="middle">
        <text:list-style style:name="circulos_5f_clasicos-subtitle" style:display-name="circulos_clasic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808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circulos_5f_clasicos-title" style:display-name="circulos_clasicos-title" style:family="presentation">
      <style:graphic-properties draw:stroke="none" draw:fill="none" draw:textarea-vertical-align="middle">
        <text:list-style style:name="circulos_5f_clasicos-title" style:display-name="circulos_clasic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5c8526" style:text-outline="false" style:text-line-through-style="none" style:text-line-through-type="none" style:font-name="Open Sans1" fo:font-family="'Open Sans'" style:font-family-generic="swiss" style:font-pitch="variable" fo:font-size="41.4000015258789pt" fo:font-style="normal" fo:text-shadow="none" style:text-underline-style="none" fo:font-weight="normal" style:font-name-asian="Lucida Sans Unicode" style:font-family-asian="'Lucida Sans Unicode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font-relief="embosse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Ana_20_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irculos_5f_clasicos-title">
      <style:graphic-properties draw:fill-color="#ffffff" draw:auto-grow-height="false" fo:min-height="3.507cm"/>
    </style:style>
    <style:style style:name="Mpr6" style:family="presentation" style:parent-style-name="circulos_5f_clasicos-outline1">
      <style:graphic-properties draw:fill-color="#ffffff" draw:auto-grow-height="false" fo:min-height="13.2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2" style:family="paragraph">
      <style:paragraph-properties fo:margin-left="9.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3" style:family="paragraph">
      <style:paragraph-properties fo:margin-left="10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8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8pt" style:language-asian="none" style:country-asian="none" style:font-style-asian="normal" style:font-weight-asian="normal" style:font-name-complex="Tahoma1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language-asian="none" style:country-asian="none" style:font-style-asian="normal" style:font-weight-asian="normal" style:font-name-complex="Tahoma1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font-variant="normal" fo:text-transform="none" fo:color="#198a8a" style:text-outline="false" style:text-line-through-style="none" style:text-line-through-type="none" style:text-position="0% 100%" style:font-name="Times New Roman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0pt" style:language-asian="none" style:country-asian="none" style:font-style-asian="normal" style:font-weight-asian="normal" style:font-name-complex="Tahoma1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7da647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7da647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7da647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7da647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7da6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7da6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7da6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7da6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7da6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irculos_5f_clasicos" style:display-name="circulos_clasicos" style:page-layout-name="PM1" draw:style-name="Mdp2">
      <draw:frame presentation:style-name="Mpr5" draw:text-style-name="MP4" draw:layer="backgroundobjects" svg:width="23.911cm" svg:height="3.506cm" svg:x="2.058cm" svg:y="1.743cm" presentation:class="title">
        <draw:text-box>
          <text:p text:style-name="MP4">Pulse para editar el formato del texto de título</text:p>
        </draw:text-box>
      </draw:frame>
      <draw:frame presentation:style-name="Mpr6" draw:text-style-name="MP5" draw:layer="backgroundobjects" svg:width="23.911cm" svg:height="13.229cm" svg:x="2.058cm" svg:y="5.838cm" presentation:class="outline">
        <draw:text-box>
          <text:p text:style-name="MP5">Pulse para editar los formatos del texto del esquema</text:p>
          <text:p text:style-name="MP6"><text:span text:style-name="MT2">Segundo nivel del esquema</text:span></text:p>
          <text:p text:style-name="MP7"><text:span text:style-name="MT3">Tercer nivel del esquema</text:span></text:p>
          <text:p text:style-name="MP8"><text:span text:style-name="MT4">Cuarto nivel del esquema</text:span></text:p>
          <text:p text:style-name="MP9"><text:span text:style-name="MT4">Quinto nivel del esquema</text:span></text:p>
          <text:p text:style-name="MP10"><text:span text:style-name="MT4">Sexto nivel del esquema</text:span></text:p>
          <text:p text:style-name="MP11"><text:span text:style-name="MT4">Séptimo nivel del esquema</text:span></text:p>
          <text:p text:style-name="MP12"><text:span text:style-name="MT4">Octavo nivel del esquema</text:span></text:p>
          <text:p text:style-name="MP13"><text:span text:style-name="MT4">Noveno nivel del esquema</text:span></text:p>
        </draw:text-box>
      </draw:frame>
      <draw:frame draw:style-name="Mgr3" draw:text-style-name="MP14" draw:layer="backgroundobjects" svg:width="7.268cm" svg:height="7.078cm" svg:x="20.732cm" svg:y="13.415cm">
        <draw:image xlink:href="Pictures/100000000000011700000110BC3D76BB.gif" xlink:type="simple" xlink:show="embed" xlink:actuate="onLoad">
          <text:p/>
        </draw:image>
      </draw:frame>
      <draw:frame draw:style-name="Mgr4" draw:text-style-name="MP14" draw:layer="backgroundobjects" svg:width="4.064cm" svg:height="4.064cm" svg:x="23.936cm" svg:y="0cm">
        <draw:image xlink:href="Pictures/10000201000000E1000000E1306AA44A.png" xlink:type="simple" xlink:show="embed" xlink:actuate="onLoad">
          <text:p/>
        </draw:image>
      </draw:frame>
      <presentation:notes style:page-layout-name="PM0">
        <draw:page-thumbnail presentation:style-name="circulos_5f_clasicos-title" draw:layer="backgroundobjects" svg:width="14.093cm" svg:height="9.672cm" svg:x="3.742cm" svg:y="2.683cm" presentation:class="page"/>
        <draw:frame presentation:style-name="circulos_5f_clasicos-notes" draw:layer="backgroundobjects" svg:width="14.915cm" svg:height="10.736cm" svg:x="3.339cm" svg:y="13.29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8T23:07:10.259488951</meta:creation-date>
    <dc:date>2015-09-26T01:04:42.010484175</dc:date>
    <meta:editing-duration>PT16H37M59S</meta:editing-duration>
    <meta:editing-cycles>24</meta:editing-cycles>
    <meta:generator>LibreOffice/4.3.7.2$Linux_X86_64 LibreOffice_project/430m0$Build-2</meta:generator>
    <meta:document-statistic meta:object-count="69"/>
  </office:meta>
</office:document-meta>
</file>